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vot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lope</text:p>
          </table:table-cell>
        </table:table-row>
        <table:table-row table:style-name="ro1">
          <table:table-cell table:number-columns-repeated="2" office:value-type="string" calcext:value-type="string">
            <text:p>(1000, 17000)</text:p>
          </table:table-cell>
          <table:table-cell office:value-type="float" office:value="-9999" calcext:value-type="float">
            <text:p>-9999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0000, 4000)</text:p>
          </table:table-cell>
          <table:table-cell office:value-type="float" office:value="-1.44444444444444" calcext:value-type="float">
            <text:p>-1.4444444444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5000, 12000)</text:p>
          </table:table-cell>
          <table:table-cell office:value-type="float" office:value="-1.25" calcext:value-type="float">
            <text:p>-1.25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2000, 4000)</text:p>
          </table:table-cell>
          <table:table-cell office:value-type="float" office:value="-1.18181818181818" calcext:value-type="float">
            <text:p>-1.1818181818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8000, 10000)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3000, 15000)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9000, 2000)</text:p>
          </table:table-cell>
          <table:table-cell office:value-type="float" office:value="-0.833333333333333" calcext:value-type="float">
            <text:p>-0.8333333333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8000, 5000)</text:p>
          </table:table-cell>
          <table:table-cell office:value-type="float" office:value="-0.705882352941176" calcext:value-type="float">
            <text:p>-0.7058823529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3000, 11000)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26000, 8000)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5000, 12000)</text:p>
          </table:table-cell>
          <table:table-cell office:value-type="float" office:value="-0.357142857142857" calcext:value-type="float">
            <text:p>-0.3571428571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7000, 15000)</text:p>
          </table:table-cell>
          <table:table-cell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30000, 10000)</text:p>
          </table:table-cell>
          <table:table-cell office:value-type="float" office:value="-0.241379310344828" calcext:value-type="float">
            <text:p>-0.2413793103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4000, 14000)</text:p>
          </table:table-cell>
          <table:table-cell office:value-type="float" office:value="-0.230769230769231" calcext:value-type="float">
            <text:p>-0.2307692308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25000, 14000)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1000, 16000)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4000, 16000)</text:p>
          </table:table-cell>
          <table:table-cell office:value-type="float" office:value="-0.0769230769230769" calcext:value-type="float">
            <text:p>-0.0769230769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31000, 16000)</text:p>
          </table:table-cell>
          <table:table-cell office:value-type="float" office:value="-0.0333333333333333" calcext:value-type="float">
            <text:p>-0.0333333333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3000, 1700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7000, 1700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29000, 1700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28000, 21000)</text:p>
          </table:table-cell>
          <table:table-cell office:value-type="float" office:value="0.148148148148148" calcext:value-type="float">
            <text:p>0.1481481481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2000, 20000)</text:p>
          </table:table-cell>
          <table:table-cell office:value-type="float" office:value="0.272727272727273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25000, 24000)</text:p>
          </table:table-cell>
          <table:table-cell office:value-type="float" office:value="0.291666666666667" calcext:value-type="float">
            <text:p>0.2916666667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26000, 26000)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28000, 29000)</text:p>
          </table:table-cell>
          <table:table-cell office:value-type="float" office:value="0.444444444444444" calcext:value-type="float">
            <text:p>0.4444444444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9000, 26000)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4000, 24000)</text:p>
          </table:table-cell>
          <table:table-cell office:value-type="float" office:value="0.538461538461538" calcext:value-type="float">
            <text:p>0.5384615385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22000, 29000)</text:p>
          </table:table-cell>
          <table:table-cell office:value-type="float" office:value="0.571428571428571" calcext:value-type="float">
            <text:p>0.5714285714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9000, 24000)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5000, 2100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0000, 28000)</text:p>
          </table:table-cell>
          <table:table-cell office:value-type="float" office:value="1.22222222222222" calcext:value-type="float">
            <text:p>1.2222222222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0000, 31000)</text:p>
          </table:table-cell>
          <table:table-cell office:value-type="float" office:value="1.55555555555556" calcext:value-type="float">
            <text:p>1.5555555556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4000, 26000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4000, 29000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2000, 24000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2000, 29000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000, 27000)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000, 28000)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(1000, 17000)</text:p>
          </table:table-cell>
          <table:table-cell office:value-type="string" calcext:value-type="string">
            <text:p>(1000, 31000)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oints" table:style-name="ta1"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number-columns-repeated="2"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2"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6000" calcext:value-type="float">
            <text:p>16000</text:p>
          </table:table-cell>
        </table:table-row>
      </table:table>
      <table:named-expressions/>
      <table:database-ranges>
        <table:database-range table:name="__Anonymous_Sheet_DB__0" table:target-range-address="Sheet1.A1:Sheet1.C41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points.A1:points.B4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ejaVu Sans" style:font-family-asian="'DejaVu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09:59:19.169459690</meta:creation-date>
    <dc:date>2014-03-17T10:08:13.886882874</dc:date>
    <meta:editing-duration>P0D</meta:editing-duration>
    <meta:editing-cycles>1</meta:editing-cycles>
    <meta:generator>LibreOffice/4.1.3.2$Linux_X86_64 LibreOffice_project/410m0$Build-2</meta:generator>
    <meta:document-statistic meta:table-count="2" meta:cell-count="205" meta:object-count="0"/>
  </office:meta>
</office:document-meta>
</file>